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div class="conversation"&gt;&lt;h4&gt;Hybrid audio setup&lt;/h4&gt;&lt;pre class="message"&gt;&lt;div class="author"&gt;user&lt;/div&gt;&lt;div&gt;ok Hal, here's the setup, no drivers loaded as yet, so the fantom is probably hanging there in the breeze. but, i have the line outs of the fantom going to two channels of my podcaster pro, i have a direct usb connection from the dell lattitude to the back of the fantom, i got a nice warm audio mic infront of me that goes to one of the other podcaster inputs&lt;/div&gt;&lt;/pre&gt;&lt;pre class="message"&gt;&lt;div class="author"&gt;ChatGPT&lt;/div&gt;&lt;div&gt;Perfect — sounds like a solid starting point for hybrid audio + MIDI integration. <text:s/></text:p>
      <text:p text:style-name="Standard">Let’s break down what you’ve got and what happens next:</text:p>
      <text:p text:style-name="Standard"/>
      <text:p text:style-name="Standard">---</text:p>
      <text:p text:style-name="Standard"/>
      <text:p text:style-name="Standard">### 🎛 Current Signal Flow</text:p>
      <text:p text:style-name="Standard"/>
      <text:p text:style-name="Standard">**Audio path (works now):**</text:p>
      <text:p text:style-name="Standard">- 🎹 Fantom → (Left/Right line outs) → Podcaster Pro → Computer via USB. <text:s/></text:p>
      <text:p text:style-name="Standard"><text:s text:c="2"/>→ This gives you clean stereo audio from the Fantom into the mixer/interface. <text:s/></text:p>
      <text:p text:style-name="Standard">- 🎤 Mic → Podcaster Pro input → Computer via USB. <text:s/></text:p>
      <text:p text:style-name="Standard"><text:s text:c="2"/>→ Voice channel live and independent.</text:p>
      <text:p text:style-name="Standard"/>
      <text:p text:style-name="Standard">So at this point, your Podcaster Pro is handling **audio I/O**. You should be able to hear and record both mic + Fantom audio if your DAW or recording app uses the Podcaster as its audio device.</text:p>
      <text:p text:style-name="Standard"/>
      <text:p text:style-name="Standard">---</text:p>
      <text:p text:style-name="Standard"/>
      <text:p text:style-name="Standard">### 🔌 USB Connection to the Fantom</text:p>
      <text:p text:style-name="Standard"/>
      <text:p text:style-name="Standard">Right now the direct USB cable from the Dell → Fantom isn’t doing anything until the **Roland Fantom USB Driver** is installed. <text:s/></text:p>
      <text:p text:style-name="Standard">That connection can carry **MIDI** and/or **audio**, depending on how you configure it.</text:p>
      <text:p text:style-name="Standard"/>
      <text:p text:style-name="Standard">**Two options once the driver is installed:**</text:p>
      <text:p text:style-name="Standard"/>
      <text:p text:style-name="Standard">1. **MIDI-only bridge:** <text:s/></text:p>
      <text:p text:style-name="Standard"><text:s text:c="3"/>- Fantom sends/receives MIDI data via USB. <text:s/></text:p>
      <text:p text:style-name="Standard"><text:s text:c="3"/>- You keep audio going through the Podcaster. <text:s/></text:p>
      <text:p text:style-name="Standard"><text:s text:c="3"/>- Perfect for controlling the Fantom from software (HAL generating sequences, etc.).</text:p>
      <text:p text:style-name="Standard"/>
      <text:p text:style-name="Standard">2. **Audio + MIDI over USB:** <text:s/></text:p>
      <text:p text:style-name="Standard"><text:s text:c="3"/>- Fantom acts as its own audio interface. <text:s/></text:p>
      <text:p text:style-name="Standard"><text:s text:c="3"/>- You can route Fantom’s digital audio straight into the computer over USB (bypassing the Podcaster if desired). <text:s/></text:p>
      <text:p text:style-name="Standard"><text:s text:c="3"/>- Usually limited to stereo in/out.</text:p>
      <text:p text:style-name="Standard"/>
      <text:p text:style-name="Standard">But since you already have a good mixer/interface, sticking with **MIDI-only over USB** (and keeping audio through the Podcaster) keeps latency predictable and routing simple.</text:p>
      <text:p text:style-name="Standard"/>
      <text:p text:style-name="Standard">---</text:p>
      <text:p text:style-name="Standard"/>
      <text:p text:style-name="Standard">### ⚙️ Next Steps</text:p>
      <text:p text:style-name="Standard"><text:soft-page-break/></text:p>
      <text:p text:style-name="Standard">1. **Download and install Roland’s Fantom driver** for your OS. <text:s/></text:p>
      <text:p text:style-name="Standard"><text:s text:c="3"/>[Roland Support → Fantom 8 → Downloads → USB Driver for Windows 11/10] <text:s/></text:p>
      <text:p text:style-name="Standard"><text:s text:c="3"/>→ Reboot after install.</text:p>
      <text:p text:style-name="Standard"/>
      <text:p text:style-name="Standard">2. **Connect Fantom via USB** (direct, no hub). <text:s/></text:p>
      <text:p text:style-name="Standard"><text:s text:c="3"/>Windows should list it under *Device Manager → Sound, Video and Game Controllers* as “FANTOM Audio/MIDI.”</text:p>
      <text:p text:style-name="Standard"/>
      <text:p text:style-name="Standard">3. **In your DAW or MIDI utility (later):**</text:p>
      <text:p text:style-name="Standard"><text:s text:c="3"/>- Set **MIDI In/Out = Fantom**. <text:s/></text:p>
      <text:p text:style-name="Standard"><text:s text:c="3"/>- Leave **Audio In/Out = Podcaster Pro**.</text:p>
      <text:p text:style-name="Standard"/>
      <text:p text:style-name="Standard">4. **Test round-trip:** <text:s/></text:p>
      <text:p text:style-name="Standard"><text:s text:c="3"/>- Play Fantom → see MIDI activity on screen. <text:s/></text:p>
      <text:p text:style-name="Standard"><text:s text:c="3"/>- Send a MIDI note from software → Fantom should sound.</text:p>
      <text:p text:style-name="Standard"/>
      <text:p text:style-name="Standard">---</text:p>
      <text:p text:style-name="Standard"/>
      <text:p text:style-name="Standard">If you want, I can outline the exact driver link and what Windows should show once it’s active, plus the quick test steps using a free MIDI utility (no DAW needed). <text:s/></text:p>
      <text:p text:style-name="Standard">Would you like that next?&lt;/div&gt;&lt;/pre&gt;&lt;pre class="message"&gt;&lt;div class="author"&gt;user&lt;/div&gt;&lt;div&gt;yes&lt;/div&gt;&lt;/pre&gt;&lt;pre class="message"&gt;&lt;div class="author"&gt;ChatGPT&lt;/div&gt;&lt;div&gt;Perfect — here’s the **step-by-step** to bring your Fantom fully online with the Dell Latitude, no DAW required yet. <text:s/></text:p>
      <text:p text:style-name="Standard"/>
      <text:p text:style-name="Standard">---</text:p>
      <text:p text:style-name="Standard"/>
      <text:p text:style-name="Standard">## 🎹 Step 1: Get the Correct Roland Driver</text:p>
      <text:p text:style-name="Standard"/>
      <text:p text:style-name="Standard">1. Go to **[Roland Fantom 8 Downloads](https://www.roland.com/global/products/fantom/downloads/)** <text:s/></text:p>
      <text:p text:style-name="Standard">2. Choose your OS: <text:s/></text:p>
      <text:p text:style-name="Standard"><text:s text:c="3"/>- **Windows 11** → *“FANTOM Driver Ver. 1.0.x for Windows 11”* <text:s/></text:p>
      <text:p text:style-name="Standard"><text:s text:c="3"/>- **Windows 10** → *“FANTOM Driver Ver. 1.0.x for Windows 10”* <text:s/></text:p>
      <text:p text:style-name="Standard">3. Download the ZIP, extract it, and **run `Setup.exe` as Administrator.** <text:s/></text:p>
      <text:p text:style-name="Standard">4. Follow the prompts → reboot the PC after installation.</text:p>
      <text:p text:style-name="Standard"/>
      <text:p text:style-name="Standard">&amp;gt; ⚠️ Note: The driver package covers Fantom 6/7/8 — you don’t need a model-specific one.</text:p>
      <text:p text:style-name="Standard"/>
      <text:p text:style-name="Standard">---</text:p>
      <text:p text:style-name="Standard"/>
      <text:p text:style-name="Standard">## 🔌 Step 2: Plug in the Fantom</text:p>
      <text:p text:style-name="Standard"/>
      <text:p text:style-name="Standard">1. Power on the Fantom first. <text:s/></text:p>
      <text:p text:style-name="Standard">2. Plug the **USB-B port on the Fantom** (the square connector) into the **Dell’s USB-A** or **USB-C port** using a good quality cable — *no hub*. <text:s/></text:p>
      <text:p text:style-name="Standard">3. Windows should show: <text:s/></text:p>
      <text:p text:style-name="Standard"><text:s text:c="3"/>- A notification “Installing FANTOM driver” <text:s/></text:p>
      <text:p text:style-name="Standard"><text:soft-page-break/><text:s text:c="3"/>- In **Device Manager → Sound, video and game controllers**, you’ll see:</text:p>
      <text:p text:style-name="Standard"><text:s text:c="5"/>- `FANTOM` (audio device)</text:p>
      <text:p text:style-name="Standard"><text:s text:c="5"/>- `FANTOM MIDI` (MIDI device)</text:p>
      <text:p text:style-name="Standard"/>
      <text:p text:style-name="Standard">If it says “Unknown Device,” unplug → reboot → plug back in.</text:p>
      <text:p text:style-name="Standard"/>
      <text:p text:style-name="Standard">---</text:p>
      <text:p text:style-name="Standard"/>
      <text:p text:style-name="Standard">## 🧠 Step 3: Confirm the Connection (No DAW Needed)</text:p>
      <text:p text:style-name="Standard"/>
      <text:p text:style-name="Standard">### Option A – Use Windows Built-In MIDI Test</text:p>
      <text:p text:style-name="Standard">1. Press `Win + R`, type `mmsys.cpl`, open **Sound → Recording** tab. <text:s/></text:p>
      <text:p text:style-name="Standard"><text:s text:c="3"/>You should see *FANTOM* listed there (if the audio driver is enabled). <text:s/></text:p>
      <text:p text:style-name="Standard"><text:s text:c="3"/>But for now, you’ll ignore that, since your **Podcaster Pro** stays your main audio path.</text:p>
      <text:p text:style-name="Standard"/>
      <text:p text:style-name="Standard">### Option B – Use a Free MIDI Utility (Recommended)</text:p>
      <text:p text:style-name="Standard">Install **MIDI-OX** (small and safe utility):</text:p>
      <text:p text:style-name="Standard">- [https://www.midiox.com/](https://www.midiox.com/) <text:s/></text:p>
      <text:p text:style-name="Standard">Once installed:</text:p>
      <text:p text:style-name="Standard">1. Open *MIDI-OX → Options → MIDI Devices*. <text:s/></text:p>
      <text:p text:style-name="Standard">2. Select `FANTOM` as both **MIDI Input** and **MIDI Output**. <text:s/></text:p>
      <text:p text:style-name="Standard">3. Play a few keys on the Fantom → you’ll see MIDI data streaming in the log window. <text:s/></text:p>
      <text:p text:style-name="Standard">4. Send a test note from *MIDI-OX* → Fantom should play sound (if Local Control = On).</text:p>
      <text:p text:style-name="Standard"/>
      <text:p text:style-name="Standard">---</text:p>
      <text:p text:style-name="Standard"/>
      <text:p text:style-name="Standard">## 🎚 Step 4: Set the Routing Philosophy</text:p>
      <text:p text:style-name="Standard"/>
      <text:p text:style-name="Standard">Since your **Podcaster Pro** is already your audio hub, use this routing philosophy:</text:p>
      <text:p text:style-name="Standard"/>
      <text:p text:style-name="Standard">| Signal | Path | Purpose |</text:p>
      <text:p text:style-name="Standard">|--------|------|----------|</text:p>
      <text:p text:style-name="Standard">| 🎹 Fantom Audio | Fantom → Podcaster Line In (L/R) | Clean analog audio |</text:p>
      <text:p text:style-name="Standard">| 🎤 Mic | Mic → Podcaster | Vocal input |</text:p>
      <text:p text:style-name="Standard">| 🎛 USB MIDI | Fantom ↔ Dell (via Roland driver) | MIDI control / HAL sequence input |</text:p>
      <text:p text:style-name="Standard">| 🔊 Output | Podcaster USB → Dell | Final mix to computer |</text:p>
      <text:p text:style-name="Standard"/>
      <text:p text:style-name="Standard">This keeps Fantom’s sound and mic perfectly synced on the Podcaster, while USB handles pure MIDI data.</text:p>
      <text:p text:style-name="Standard"/>
      <text:p text:style-name="Standard">---</text:p>
      <text:p text:style-name="Standard"/>
      <text:p text:style-name="Standard">## ✅ Step 5: Verify Everything Works</text:p>
      <text:p text:style-name="Standard"/>
      <text:p text:style-name="Standard">- **Play the Fantom** → audio levels visible on the Podcaster. <text:s/></text:p>
      <text:p text:style-name="Standard">- **MIDI-OX** shows note data. <text:s/></text:p>
      <text:p text:style-name="Standard">- **Windows Sound → Playback** device remains “RØDECaster Pro” (or “Podcaster Pro”). <text:s/></text:p>
      <text:p text:style-name="Standard">- **Windows Sound → Recording** device is also “RØDECaster Pro.”</text:p>
      <text:p text:style-name="Standard"/>
      <text:p text:style-name="Standard"><text:soft-page-break/>---</text:p>
      <text:p text:style-name="Standard"/>
      <text:p text:style-name="Standard">Once all that checks out, you’ll be ready for **HAL ↔ Fantom MIDI bridge** experiments — meaning I can start sending you structured MIDI sequences you can route directly to the keyboard. <text:s/></text:p>
      <text:p text:style-name="Standard"/>
      <text:p text:style-name="Standard">Would you like me to give you the quick **MIDI-only configuration settings inside the Fantom’s system menu** next (so it’s ready for USB control without interfering with your playing)?&lt;/div&gt;&lt;/pre&gt;&lt;pre class="message"&gt;&lt;div class="author"&gt;user&lt;/div&gt;&lt;div&gt;https://www.roland.com/global/support/by_product/fantom_8/updates_drivers/361a26b7-a201-499c-b20d-5e46acf24d26/&lt;/div&gt;&lt;/pre&gt;&lt;pre class="message"&gt;&lt;div class="author"&gt;ChatGPT&lt;/div&gt;&lt;div&gt;Great — thanks for sharing the link for the entity["brand", "Roland", 0] driver page for the entity["musical_instrument_model", "Fantom 8", 0]. Here’s how you should proceed with it (and what to watch out for) — aligned with your setup.</text:p>
      <text:p text:style-name="Standard"/>
      <text:p text:style-name="Standard">---</text:p>
      <text:p text:style-name="Standard"/>
      <text:p text:style-name="Standard">### ✅ What the page confirms <text:s/></text:p>
      <text:p text:style-name="Standard">- The page lists **“Driver Ver. 1.0.1 for Windows 10/11”** for Fantom-6/7/8 (including your Fantom 8). citeturn0view0 <text:s/></text:p>
      <text:p text:style-name="Standard">- It notes that under normal conditions Windows will automatically download the driver when the device is connected. citeturn0view0 <text:s/></text:p>
      <text:p text:style-name="Standard">- It also states explicitly: <text:s/></text:p>
      <text:p text:style-name="Standard"><text:s text:c="2"/>&amp;gt; “To use this driver, you must set the USB Driver to *“VENDOR.”*” citeturn0view0 <text:s/></text:p>
      <text:p text:style-name="Standard"><text:s text:c="2"/>This is an important setting inside the Fantom’s system menu. <text:s/></text:p>
      <text:p text:style-name="Standard">- It shows the system requirements: Windows 10 (64-bit) / Windows 11. citeturn0view0 <text:s/></text:p>
      <text:p text:style-name="Standard"/>
      <text:p text:style-name="Standard">---</text:p>
      <text:p text:style-name="Standard"/>
      <text:p text:style-name="Standard">### 🧩 Action Steps (refined) <text:s/></text:p>
      <text:p text:style-name="Standard">Given your Dell Latitude and your routing (Fantom → Podcaster Pro for audio, Fantom USB for MIDI), here’s the refined sequence:</text:p>
      <text:p text:style-name="Standard"/>
      <text:p text:style-name="Standard">1. Download the driver from the link you provided. <text:s/></text:p>
      <text:p text:style-name="Standard">2. Extract the ZIP, run the setup. <text:s/></text:p>
      <text:p text:style-name="Standard">3. Reboot the computer after installation. <text:s/></text:p>
      <text:p text:style-name="Standard">4. On the Fantom 8: <text:s/></text:p>
      <text:p text:style-name="Standard"><text:s text:c="3"/>- Go into **System Menu → USB Settings** (or similar) <text:s/></text:p>
      <text:p text:style-name="Standard"><text:s text:c="3"/>- Set **USB Driver Mode** to **VENDOR** (per Roland’s instruction). <text:s/></text:p>
      <text:p text:style-name="Standard"><text:s text:c="3"/>- Ensure USB MIDI is enabled (and optionally USB Audio is disabled if you’re not using it as interface). <text:s/></text:p>
      <text:p text:style-name="Standard">5. Connect the Fantom to the Dell via the USB-B port with a dedicated cable and avoid USB hubs. <text:s/></text:p>
      <text:p text:style-name="Standard">6. Confirm in Windows Device Manager: you should see a device (or two) for Fantom under “Sound, video and game controllers” or under “MIDI devices”. <text:s/></text:p>
      <text:p text:style-name="Standard">7. Open your MIDI utility (e.g., entity["software", "MIDI-OX", 0]) to confirm MIDI In/Out from the Fantom. <text:s/></text:p>
      <text:p text:style-name="Standard">8. Keep your audio routing unchanged: Fantom line-outs → Podcaster Pro → Dell. <text:s/></text:p>
      <text:p text:style-name="Standard">9. Test: Play keys on the Fantom → watch MIDI activity; send a MIDI note from software → should trigger sound on Fantom (if Local Control is on). <text:s/></text:p>
      <text:p text:style-name="Standard"/>
      <text:p text:style-name="Standard"><text:soft-page-break/>---</text:p>
      <text:p text:style-name="Standard"/>
      <text:p text:style-name="Standard">### ⚠️ Things to Watch Out For <text:s/></text:p>
      <text:p text:style-name="Standard">- If USB Driver Mode is **not** set to VENDOR, you might get limited functionality or Windows may default generic drivers. <text:s/></text:p>
      <text:p text:style-name="Standard">- If you accidentally enable USB Audio and route through that instead of the Podcaster Pro, you might get latency or confusion in routing. <text:s/></text:p>
      <text:p text:style-name="Standard">- If Windows doesn’t detect the driver (or shows “Unknown Device”), unplug, reboot, reinstall the driver manually (use “Run as Administrator”). <text:s/></text:p>
      <text:p text:style-name="Standard">- Make sure the Fantom’s firmware is up-to-date — though this driver page is the first step.</text:p>
      <text:p text:style-name="Standard"/>
      <text:p text:style-name="Standard">---</text:p>
      <text:p text:style-name="Standard"/>
      <text:p text:style-name="Standard">If you like, I can pull up the **exact menu navigation steps** for setting USB Driver to VENDOR on the Fantom 8 (with screenshots) and we can verify your USB audio vs MIDI routing in detail. Would you like that?&lt;/div&gt;&lt;/pre&gt;&lt;pre class="message"&gt;&lt;div class="author"&gt;user&lt;/div&gt;&lt;div&gt;wonder why it's not detecting and auto installing?&lt;/div&gt;&lt;/pre&gt;&lt;pre class="message"&gt;&lt;div class="author"&gt;ChatGPT&lt;/div&gt;&lt;div&gt;Good question — and you’re not alone. The Fantom series is *picky* about USB initialization on Windows. <text:s/></text:p>
      <text:p text:style-name="Standard">Here’s why it often doesn’t auto-install, and how to get it to “wake up” properly 👇 <text:s/></text:p>
      <text:p text:style-name="Standard"/>
      <text:p text:style-name="Standard">---</text:p>
      <text:p text:style-name="Standard"/>
      <text:p text:style-name="Standard">## ⚙️ Common Reasons Windows Doesn’t Detect the Fantom</text:p>
      <text:p text:style-name="Standard"/>
      <text:p text:style-name="Standard">### 1. **USB Driver Mode not set to “VENDOR”**</text:p>
      <text:p text:style-name="Standard">This is the *#1 cause*.</text:p>
      <text:p text:style-name="Standard"/>
      <text:p text:style-name="Standard">By default, Fantoms ship with the USB Driver set to **“GENERIC”** — which only exposes basic MIDI (class-compliant) functions and **blocks the Roland driver** from linking.</text:p>
      <text:p text:style-name="Standard"/>
      <text:p text:style-name="Standard">#### ✅ Fix:</text:p>
      <text:p text:style-name="Standard">On the Fantom:</text:p>
      <text:p text:style-name="Standard">1. Press **MENU**. <text:s/></text:p>
      <text:p text:style-name="Standard">2. Choose **System**. <text:s/></text:p>
      <text:p text:style-name="Standard">3. Scroll to **General → USB Driver**. <text:s/></text:p>
      <text:p text:style-name="Standard">4. Change from `GENERIC` → `VENDOR`. <text:s/></text:p>
      <text:p text:style-name="Standard">5. Press **Write** (so it saves that setting). <text:s/></text:p>
      <text:p text:style-name="Standard">6. Power cycle the Fantom. <text:s/></text:p>
      <text:p text:style-name="Standard"/>
      <text:p text:style-name="Standard">Then plug it back in via USB, and Windows should immediately show: <text:s/></text:p>
      <text:p text:style-name="Standard">&amp;gt; “Installing device driver software” → “FANTOM (MIDI)” and “FANTOM (AUDIO)” <text:s/></text:p>
      <text:p text:style-name="Standard"/>
      <text:p text:style-name="Standard">---</text:p>
      <text:p text:style-name="Standard"/>
      <text:p text:style-name="Standard">### 2. **USB Port Power or Hub Interference**</text:p>
      <text:p text:style-name="Standard">Roland devices are sensitive to USB hubs, front-panel ports, or low-power laptop ports.</text:p>
      <text:p text:style-name="Standard"/>
      <text:p text:style-name="Standard">#### ✅ Fix:</text:p>
      <text:p text:style-name="Standard"><text:soft-page-break/>- Plug the Fantom **directly into a rear motherboard USB port** on the Dell if possible. <text:s/></text:p>
      <text:p text:style-name="Standard">- Avoid docking stations or hubs during first install. <text:s/></text:p>
      <text:p text:style-name="Standard">- Use a short, shielded USB-B cable (printer-style). <text:s/></text:p>
      <text:p text:style-name="Standard"/>
      <text:p text:style-name="Standard">---</text:p>
      <text:p text:style-name="Standard"/>
      <text:p text:style-name="Standard">### 3. **Driver Installation Order**</text:p>
      <text:p text:style-name="Standard">If you plugged the Fantom in *before* installing the Roland driver, Windows might have cached a **generic USB Audio Device** entry. <text:s/></text:p>
      <text:p text:style-name="Standard">That prevents the Roland driver from binding later.</text:p>
      <text:p text:style-name="Standard"/>
      <text:p text:style-name="Standard">#### ✅ Fix:</text:p>
      <text:p text:style-name="Standard">1. Unplug the Fantom. <text:s/></text:p>
      <text:p text:style-name="Standard">2. Open **Device Manager → View → Show hidden devices.** <text:s/></text:p>
      <text:p text:style-name="Standard">3. Expand **Sound, video and game controllers** and **Universal Serial Bus controllers.** <text:s/></text:p>
      <text:p text:style-name="Standard">4. Delete (right-click → Uninstall) any entries called:</text:p>
      <text:p text:style-name="Standard"><text:s text:c="3"/>- “USB Audio Device”</text:p>
      <text:p text:style-name="Standard"><text:s text:c="3"/>- “FANTOM (Generic)” <text:s/></text:p>
      <text:p text:style-name="Standard">5. Reboot. <text:s/></text:p>
      <text:p text:style-name="Standard">6. Run the **Roland Fantom driver installer** again. <text:s/></text:p>
      <text:p text:style-name="Standard">7. When prompted, **only then** plug the Fantom in.</text:p>
      <text:p text:style-name="Standard"/>
      <text:p text:style-name="Standard">---</text:p>
      <text:p text:style-name="Standard"/>
      <text:p text:style-name="Standard">### 4. **Windows Security Policy Blocking Unsigned Drivers**</text:p>
      <text:p text:style-name="Standard">Roland’s driver *is* signed, but sometimes Windows SmartScreen or Defender intercepts it, especially if the system isn’t connected to the internet during install.</text:p>
      <text:p text:style-name="Standard"/>
      <text:p text:style-name="Standard">#### ✅ Fix:</text:p>
      <text:p text:style-name="Standard">- Temporarily disable SmartScreen or install in “Administrator” mode. <text:s/></text:p>
      <text:p text:style-name="Standard">- Reboot and check if `FANTOM` appears in Device Manager. <text:s/></text:p>
      <text:p text:style-name="Standard"/>
      <text:p text:style-name="Standard">---</text:p>
      <text:p text:style-name="Standard"/>
      <text:p text:style-name="Standard">### 5. **Wrong Cable Type**</text:p>
      <text:p text:style-name="Standard">The Fantom’s USB-B port requires a **data-capable cable** (some printer cables are charge-only). <text:s/></text:p>
      <text:p text:style-name="Standard">Try swapping the cable if it still won’t detect — this resolves more problems than you’d expect.</text:p>
      <text:p text:style-name="Standard"/>
      <text:p text:style-name="Standard">---</text:p>
      <text:p text:style-name="Standard"/>
      <text:p text:style-name="Standard">## 🧩 Quick Diagnostic Test</text:p>
      <text:p text:style-name="Standard"/>
      <text:p text:style-name="Standard">After you’ve:</text:p>
      <text:p text:style-name="Standard">- Set USB Driver = VENDOR <text:s/></text:p>
      <text:p text:style-name="Standard">- Installed Roland’s driver <text:s/></text:p>
      <text:p text:style-name="Standard">- Plugged directly into a rear USB port <text:s/></text:p>
      <text:p text:style-name="Standard"/>
      <text:p text:style-name="Standard">→ Open **Device Manager → Sound, video and game controllers**</text:p>
      <text:p text:style-name="Standard"/>
      <text:p text:style-name="Standard"><text:soft-page-break/>You should see:</text:p>
      <text:p text:style-name="Standard">```</text:p>
      <text:p text:style-name="Standard">FANTOM Audio</text:p>
      <text:p text:style-name="Standard">FANTOM MIDI</text:p>
      <text:p text:style-name="Standard">```</text:p>
      <text:p text:style-name="Standard"/>
      <text:p text:style-name="Standard">If not, try:</text:p>
      <text:p text:style-name="Standard">- **Unplug / Replug**</text:p>
      <text:p text:style-name="Standard">- **Reboot both PC and Fantom**</text:p>
      <text:p text:style-name="Standard">- **Try a different USB port**</text:p>
      <text:p text:style-name="Standard"/>
      <text:p text:style-name="Standard">---</text:p>
      <text:p text:style-name="Standard"/>
      <text:p text:style-name="Standard">If you want, I can give you the *precise order* (like: “turn this on first, plug here, watch this light”) that Roland support uses in their lab to force recognition — it usually works even when Windows is stubborn. <text:s/></text:p>
      <text:p text:style-name="Standard">Want me to list that sequence?&lt;/div&gt;&lt;/pre&gt;&lt;pre class="message"&gt;&lt;div class="author"&gt;user&lt;/div&gt;&lt;div&gt;said vendor. rebooted the fantom see what happens&lt;/div&gt;&lt;/pre&gt;&lt;pre class="message"&gt;&lt;div class="author"&gt;ChatGPT&lt;/div&gt;&lt;div&gt;Perfect — that’s exactly the right move. <text:s/></text:p>
      <text:p text:style-name="Standard">Once the Fantom reboots in **VENDOR** mode, here’s what should happen next and what to look for:</text:p>
      <text:p text:style-name="Standard"/>
      <text:p text:style-name="Standard">---</text:p>
      <text:p text:style-name="Standard"/>
      <text:p text:style-name="Standard">### 🔍 What You Should See (Within ~10 seconds of plugging in)</text:p>
      <text:p text:style-name="Standard"/>
      <text:p text:style-name="Standard">1. **On the Fantom screen:** no obvious change — it’ll boot normally. <text:s/></text:p>
      <text:p text:style-name="Standard">2. **On Windows (Dell):**</text:p>
      <text:p text:style-name="Standard"><text:s text:c="3"/>- A small pop-up near the taskbar: <text:s/></text:p>
      <text:p text:style-name="Standard"><text:s text:c="5"/>&amp;gt; “Installing device driver software” <text:s/></text:p>
      <text:p text:style-name="Standard"><text:s text:c="3"/>- Then within 30 seconds: <text:s/></text:p>
      <text:p text:style-name="Standard"><text:s text:c="5"/>&amp;gt; “Your device is ready to use — FANTOM” <text:s/></text:p>
      <text:p text:style-name="Standard"><text:s text:c="3"/>- Device Manager → *Sound, video and game controllers* should list: <text:s/></text:p>
      <text:p text:style-name="Standard"><text:s text:c="5"/>```</text:p>
      <text:p text:style-name="Standard"><text:s text:c="5"/>FANTOM Audio</text:p>
      <text:p text:style-name="Standard"><text:s text:c="5"/>FANTOM MIDI</text:p>
      <text:p text:style-name="Standard"><text:s text:c="5"/>```</text:p>
      <text:p text:style-name="Standard"><text:s text:c="3"/>- Sometimes it shows up under *Audio Inputs and Outputs* as <text:s/></text:p>
      <text:p text:style-name="Standard"><text:s text:c="5"/>“FANTOM Audio (2-Roland)” — also fine.</text:p>
      <text:p text:style-name="Standard"/>
      <text:p text:style-name="Standard">If you see **any** of those, the handshake succeeded.</text:p>
      <text:p text:style-name="Standard"/>
      <text:p text:style-name="Standard">---</text:p>
      <text:p text:style-name="Standard"/>
      <text:p text:style-name="Standard">### 🧠 If Nothing Happens (No Driver Prompt)</text:p>
      <text:p text:style-name="Standard"/>
      <text:p text:style-name="Standard">Don’t worry — Windows sometimes misses the first handshake. Do this exact short ritual:</text:p>
      <text:p text:style-name="Standard"/>
      <text:p text:style-name="Standard">1. Leave the Fantom **on**. <text:s/></text:p>
      <text:p text:style-name="Standard"><text:soft-page-break/>2. Unplug the USB cable from the Dell. <text:s/></text:p>
      <text:p text:style-name="Standard">3. Wait 5 seconds. <text:s/></text:p>
      <text:p text:style-name="Standard">4. Plug into a **different USB port** (preferably on the laptop’s opposite side). <text:s/></text:p>
      <text:p text:style-name="Standard"><text:s text:c="3"/>&amp;gt; ⚠️ Avoid front ports or hubs; go direct to the motherboard. <text:s/></text:p>
      <text:p text:style-name="Standard">5. Watch for the driver popup. <text:s/></text:p>
      <text:p text:style-name="Standard">6. If still nothing, reboot Windows once with the Fantom already powered on and connected.</text:p>
      <text:p text:style-name="Standard"/>
      <text:p text:style-name="Standard">---</text:p>
      <text:p text:style-name="Standard"/>
      <text:p text:style-name="Standard">### 🧰 Optional Quick Check</text:p>
      <text:p text:style-name="Standard"/>
      <text:p text:style-name="Standard">Press **Win + R → devmgmt.msc** <text:s/></text:p>
      <text:p text:style-name="Standard">Expand:</text:p>
      <text:p text:style-name="Standard"/>
      <text:p text:style-name="Standard">- **Sound, video and game controllers** <text:s/></text:p>
      <text:p text:style-name="Standard">- **MIDI Devices**</text:p>
      <text:p text:style-name="Standard"/>
      <text:p text:style-name="Standard">If you see either entry with a small ⚠️ or “Unknown device,” right-click → *Update driver* → *Search automatically* — the Roland driver usually kicks in at that point.</text:p>
      <text:p text:style-name="Standard"/>
      <text:p text:style-name="Standard">---</text:p>
      <text:p text:style-name="Standard"/>
      <text:p text:style-name="Standard">Once it detects properly, I’ll walk you through the **MIDI-only configuration** (disabling USB audio and confirming channel settings). <text:s/></text:p>
      <text:p text:style-name="Standard"/>
      <text:p text:style-name="Standard">👉 Let me know what happens after this reboot and reconnect — do you get a Windows notification, or does it stay silent?&lt;/div&gt;&lt;/pre&gt;&lt;/div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4T21:44:29.107948868</meta:creation-date>
    <dc:date>2025-11-14T21:44:40.409655003</dc:date>
    <meta:editing-duration>PT12S</meta:editing-duration>
    <meta:editing-cycles>1</meta:editing-cycles>
    <meta:document-statistic meta:table-count="0" meta:image-count="0" meta:object-count="0" meta:page-count="8" meta:paragraph-count="226" meta:word-count="2291" meta:character-count="14269" meta:non-whitespace-character-count="11864"/>
    <meta:generator>LibreOffice/24.2.7.2$Linux_X86_64 LibreOffice_project/420$Build-2</meta:generator>
  </office:meta>
</office:document-meta>
</file>